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botto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77216f" draw:fill-color="#aea79f" draw:textarea-horizontal-align="justify" draw:textarea-vertical-align="top" draw:auto-grow-height="false"/>
    </style:style>
    <style:style style:name="gr7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fill-color="#aea79f" draw:fill-image-width="0cm" draw:fill-image-height="0cm" draw:textarea-vertical-align="middle"/>
    </style:style>
    <style:style style:name="gr9" style:family="graphic" style:parent-style-name="objectwithoutfill">
      <style:graphic-properties svg:stroke-color="#3465a4" draw:marker-end="Arrow" draw:marker-end-width="0.3cm" draw:fill="none" draw:fill-color="#aea79f" draw:fill-image-width="0cm" draw:fill-image-height="0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cm" svg:height="3.7cm" svg:x="10.7cm" svg:y="10.5cm">
          <text:p text:style-name="P1">Business Object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7.1cm" svg:height="3.7cm" svg:x="10.6cm" svg:y="15.2cm">
          <text:p text:style-name="P1">Business Ru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3cm" svg:height="2.2cm" svg:x="2.3cm" svg:y="11.2cm">
          <text:p text:style-name="P1">xsd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2.6cm" svg:height="1.8cm" svg:x="2.4cm" svg:y="16.1cm">
          <text:p text:style-name="P1">ru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4" draw:text-style-name="P1" draw:layer="layout" svg:x1="5cm" svg:y1="16.5cm" svg:x2="10.6cm" svg:y2="16.5cm">
          <text:p text:style-name="P1">Generates</text:p>
        </draw:line>
        <draw:custom-shape draw:style-name="gr5" draw:text-style-name="P1" draw:layer="layout" svg:width="6.6cm" svg:height="1.6cm" svg:x="11.6cm" svg:y="5.8cm">
          <text:p text:style-name="P1">Application cod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6.6cm" svg:height="1.6cm" svg:x="20cm" svg:y="5.8cm">
          <text:p text:style-name="P1">Application cod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6.6cm" svg:height="1.6cm" svg:x="2.7cm" svg:y="5.7cm">
          <text:p text:style-name="P1">Application cod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" draw:layer="layout" svg:width="5.9cm" svg:height="2.9cm" svg:x="20.2cm" svg:y="12cm">
          <text:p text:style-name="P1">ValidationEngi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5.2cm" svg:height="2.1cm" svg:x="20.6cm" svg:y="13.7cm">
          <text:p text:style-name="P1">RulesPlug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" draw:text-style-name="P1" draw:layer="layout" svg:x1="17.8cm" svg:y1="12.5cm" svg:x2="20.2cm" svg:y2="13cm">
          <text:p/>
        </draw:line>
        <draw:line draw:style-name="gr8" draw:text-style-name="P1" draw:layer="layout" svg:x1="17.7cm" svg:y1="17.1cm" svg:x2="20.7cm" svg:y2="15.5cm">
          <text:p/>
        </draw:line>
        <draw:line draw:style-name="gr8" draw:text-style-name="P1" draw:layer="layout" svg:x1="17.7cm" svg:y1="10.8cm" svg:x2="23.3cm" svg:y2="7.5cm">
          <text:p/>
        </draw:line>
        <draw:line draw:style-name="gr8" draw:text-style-name="P1" draw:layer="layout" svg:x1="14.3cm" svg:y1="10.5cm" svg:x2="14.4cm" svg:y2="7.4cm">
          <text:p/>
        </draw:line>
        <draw:line draw:style-name="gr8" draw:text-style-name="P1" draw:layer="layout" svg:x1="10.9cm" svg:y1="10.8cm" svg:x2="6.9cm" svg:y2="7.3cm">
          <text:p/>
        </draw:line>
        <draw:line draw:style-name="gr9" draw:text-style-name="P1" draw:layer="layout" svg:x1="5.3cm" svg:y1="11.9cm" svg:x2="10.8cm" svg:y2="11.9cm">
          <text:p text:style-name="P1">Generates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 Parkinson</meta:initial-creator>
    <meta:creation-date>2015-05-31T14:49:47.973226877</meta:creation-date>
    <dc:date>2015-05-31T15:16:28.150065689</dc:date>
    <dc:creator>Roger Parkinson</dc:creator>
    <meta:editing-duration>PT11M30S</meta:editing-duration>
    <meta:editing-cycles>1</meta:editing-cycles>
    <meta:generator>LibreOffice/4.2.8.2$Linux_X86_64 LibreOffice_project/420m0$Build-2</meta:generator>
    <meta:document-statistic meta:object-count="16"/>
  </office:meta>
</office:document-meta>
</file>